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F0000000438F7E64FD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5.667cm, 14.094cm, 0.978cm, 63.43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6cm" svg:height="10.8cm" svg:x="0cm" svg:y="0cm">
          <draw:image xlink:href="Pictures/1000000000000F0000000438F7E64F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1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7-12T11:16:53.04</meta:creation-date>
    <dc:date>2017-07-12T11:20:03.78</dc:date>
    <dc:creator>Jason Statham</dc:creator>
    <meta:editing-duration>PT3M11S</meta:editing-duration>
    <meta:editing-cycles>1</meta:editing-cycles>
    <meta:document-statistic meta:object-count="1"/>
    <meta:generator>OpenOffice/4.1.3$Win32 OpenOffice.org_project/413m1$Build-9783</meta:generator>
  </office:meta>
</office:document-meta>
</file>